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03a4" officeooo:paragraph-rsid="001803a4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803a4" officeooo:paragraph-rsid="001803a4" style:font-weight-asian="bold" style:font-weight-complex="bold"/>
    </style:style>
    <style:style style:name="P3" style:family="paragraph" style:parent-style-name="Standard">
      <style:text-properties officeooo:rsid="001a1a25" officeooo:paragraph-rsid="001a1a25"/>
    </style:style>
    <style:style style:name="P4" style:family="paragraph" style:parent-style-name="Standard">
      <style:text-properties officeooo:rsid="001803a4" officeooo:paragraph-rsid="001803a4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803a4" officeooo:paragraph-rsid="001803a4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a1a25" officeooo:paragraph-rsid="001a1a25" style:font-weight-asian="bold" style:font-weight-complex="bold"/>
    </style:style>
    <style:style style:name="P7" style:family="paragraph" style:parent-style-name="Standard">
      <style:text-properties style:text-underline-style="none" fo:font-weight="normal" officeooo:rsid="001803a4" officeooo:paragraph-rsid="001803a4" style:font-weight-asian="normal" style:font-weight-complex="normal"/>
    </style:style>
    <style:style style:name="T1" style:family="text">
      <style:text-properties fo:color="#999999"/>
    </style:style>
    <style:style style:name="T2" style:family="text">
      <style:text-properties officeooo:rsid="001a1a25"/>
    </style:style>
    <style:style style:name="T3" style:family="text">
      <style:text-properties fo:color="#aea7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undi 4/01 :</text:p>
      <text:p text:style-name="P1"><text:tab/>Présentation du projet </text:p>
      <text:p text:style-name="P1"><text:tab/>Lecture et compréhension du langage minCaml </text:p>
      <text:p text:style-name="P1"><text:tab/>Création des comptes Forge </text:p>
      <text:p text:style-name="P1"><text:tab/>Création de tests de base</text:p>
      <text:p text:style-name="P1"/>
      <text:p text:style-name="P2">Mardi 5/01 :</text:p>
      <text:p text:style-name="P7"><text:tab/><text:span text:style-name="T2">Finalisation de l'organisation du projet</text:span></text:p>
      <text:p text:style-name="P1"><text:tab/>Création de tests de base [<text:span text:style-name="T1">Julie, Lorrie, Margaux</text:span>]</text:p>
      <text:p text:style-name="P1"><text:tab/>Installation et configuration de git [<text:span text:style-name="T1">Apollinaire - Thomas</text:span>]</text:p>
      <text:p text:style-name="P1"><text:tab/>Compréhension des codes sources</text:p>
      <text:p text:style-name="P1"/>
      <text:p text:style-name="P6">Mercredi 6/01 :</text:p>
      <text:p text:style-name="P3"><text:tab/>Création d'un tableau de bord (Trello)</text:p>
      <text:p text:style-name="P3"><text:tab/>FrontEnd : printNewLine ok + ajout des multiplications d'entiers [<text:span text:style-name="T3">Apollinaire, Margaux, Thomas</text:span>]</text:p>
      <text:p text:style-name="P3"><text:tab/>BackEnd : printNewLine ok + test unitaire (initiation à JUnit) [<text:span text:style-name="T3">Apollinaire, Julie, Lorrie</text:span>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5T14:40:54.313570562</meta:creation-date>
    <dc:date>2016-01-06T16:59:31.230295011</dc:date>
    <meta:editing-duration>PT1H43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14" meta:word-count="83" meta:character-count="573" meta:non-whitespace-character-count="490"/>
  </office:meta>
</office:document-meta>
</file>